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7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10.41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2.39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0.921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0.893cm"/>
    </style:style>
    <style:style style:name="co14" style:family="table-column">
      <style:table-column-properties fo:break-before="auto" style:column-width="1.808cm"/>
    </style:style>
    <style:style style:name="co15" style:family="table-column">
      <style:table-column-properties fo:break-before="auto" style:column-width="27.874cm"/>
    </style:style>
    <style:style style:name="co16" style:family="table-column">
      <style:table-column-properties fo:break-before="auto" style:column-width="35.497cm"/>
    </style:style>
    <style:style style:name="co17" style:family="table-column">
      <style:table-column-properties fo:break-before="auto" style:column-width="1.141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#type</text:p>
          </table:table-cell>
          <table:table-cell office:value-type="string">
            <text:p>circuit</text:p>
          </table:table-cell>
          <table:table-cell office:value-type="string">
            <text:p>name</text:p>
          </table:table-cell>
          <table:table-cell office:value-type="string">
            <text:p>comment</text:p>
          </table:table-cell>
          <table:table-cell office:value-type="string">
            <text:p>QQ</text:p>
          </table:table-cell>
          <table:table-cell office:value-type="string">
            <text:p>ZZ</text:p>
          </table:table-cell>
          <table:table-cell office:value-type="string">
            <text:p>PBSB</text:p>
          </table:table-cell>
          <table:table-cell office:value-type="string">
            <text:p>ID</text:p>
          </table:table-cell>
          <table:table-cell office:value-type="string">
            <text:p>field1</text:p>
          </table:table-cell>
          <table:table-cell office:value-type="string">
            <text:p>part</text:p>
          </table:table-cell>
          <table:table-cell office:value-type="string">
            <text:p>type/templates</text:p>
          </table:table-cell>
          <table:table-cell office:value-type="string">
            <text:p>divider/values</text:p>
          </table:table-cell>
          <table:table-cell office:value-type="string">
            <text:p>unit</text:p>
          </table:table-cell>
          <table:table-cell office:value-type="string">
            <text:p>comment</text:p>
          </table:table-cell>
          <table:table-cell office:value-type="string">
            <text:p>field2</text:p>
          </table:table-cell>
          <table:table-cell office:value-type="string">
            <text:p>part</text:p>
          </table:table-cell>
          <table:table-cell office:value-type="string">
            <text:p>type/templates</text:p>
          </table:table-cell>
          <table:table-cell office:value-type="string">
            <text:p>divider/values</text:p>
          </table:table-cell>
          <table:table-cell office:value-type="string">
            <text:p>unit</text:p>
          </table:table-cell>
          <table:table-cell office:value-type="string">
            <text:p>comment</text:p>
          </table:table-cell>
          <table:table-cell office:value-type="string">
            <text:p>field3</text:p>
          </table:table-cell>
          <table:table-cell office:value-type="string">
            <text:p>part</text:p>
          </table:table-cell>
          <table:table-cell office:value-type="string">
            <text:p>type/templates</text:p>
          </table:table-cell>
          <table:table-cell office:value-type="string">
            <text:p>divider/values</text:p>
          </table:table-cell>
          <table:table-cell office:value-type="string">
            <text:p>unit</text:p>
          </table:table-cell>
          <table:table-cell office:value-type="string">
            <text:p>comment</text:p>
          </table:table-cell>
          <table:table-cell office:value-type="string">
            <text:p>field4</text:p>
          </table:table-cell>
          <table:table-cell office:value-type="string">
            <text:p>part</text:p>
          </table:table-cell>
          <table:table-cell office:value-type="string">
            <text:p>type/templates</text:p>
          </table:table-cell>
          <table:table-cell office:value-type="string">
            <text:p>divider/values</text:p>
          </table:table-cell>
          <table:table-cell office:value-type="string">
            <text:p>unit</text:p>
          </table:table-cell>
          <table:table-cell office:value-type="string">
            <text:p>comment</text:p>
          </table:table-cell>
        </table:table-row>
        <table:table-row table:style-name="ro1">
          <table:table-cell office:value-type="string">
            <text:p>*[expertlevel]</text:p>
          </table:table-cell>
          <table:table-cell office:value-type="string">
            <text:p>globals</text:p>
          </table:table-cell>
          <table:table-cell office:value-type="string">
            <text:p>parameter_level</text:p>
          </table:table-cell>
          <table:table-cell/>
          <table:table-cell office:value-type="string">
            <text:p>status</text:p>
          </table:table-cell>
          <table:table-cell/>
          <table:table-cell office:value-type="string">
            <text:p>'Expert Level'</text:p>
          </table:table-cell>
          <table:table-cell table:number-columns-repeated="25"/>
        </table:table-row>
        <table:table-row table:style-name="ro1">
          <table:table-cell office:value-type="string">
            <text:p>*[userlevel]</text:p>
          </table:table-cell>
          <table:table-cell office:value-type="string">
            <text:p>globals</text:p>
          </table:table-cell>
          <table:table-cell office:value-type="string">
            <text:p>parameter_level</text:p>
          </table:table-cell>
          <table:table-cell/>
          <table:table-cell office:value-type="string">
            <text:p>status</text:p>
          </table:table-cell>
          <table:table-cell/>
          <table:table-cell office:value-type="string">
            <text:p>'User Level'</text:p>
          </table:table-cell>
          <table:table-cell table:number-columns-repeated="25"/>
        </table:table-row>
        <table:table-row table:style-name="ro1">
          <table:table-cell office:value-type="string">
            <text:p># Wärmepumpe Ping für MasterFB Display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wp_ping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table:number-columns-repeated="25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vl_temp_ist</text:p>
          </table:table-cell>
          <table:table-cell office:value-type="string">
            <text:p>Vorlauftemperatur Wärmeerzeuger 00-007</text:p>
          </table:table-cell>
          <table:table-cell table:number-columns-repeated="3"/>
          <table:table-cell office:value-type="string">
            <text:p>0087004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Wärmeerzeuger Vorlauf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rl_temp_ist</text:p>
          </table:table-cell>
          <table:table-cell office:value-type="string">
            <text:p>Rücklauftemperatur Wärmeerzeuger 00-008</text:p>
          </table:table-cell>
          <table:table-cell table:number-columns-repeated="3"/>
          <table:table-cell office:value-type="string">
            <text:p>0088004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Wärmeerzeuger Rücklauf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wq_temp_out</text:p>
          </table:table-cell>
          <table:table-cell office:value-type="string">
            <text:p>Wärmequelle Austrittstemperatur 00-070</text:p>
          </table:table-cell>
          <table:table-cell table:number-columns-repeated="3"/>
          <table:table-cell office:value-type="string">
            <text:p>00c6004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Wärmequellen Austrittstemperatur vom Verdampfe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wq_temp_in</text:p>
          </table:table-cell>
          <table:table-cell office:value-type="string">
            <text:p>Wärmequelle Eintrittstemperatur 00-071</text:p>
          </table:table-cell>
          <table:table-cell table:number-columns-repeated="3"/>
          <table:table-cell office:value-type="string">
            <text:p>00c7004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Wärmequellen Eintrittstemperatur zum Verdampfe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time</text:p>
          </table:table-cell>
          <table:table-cell office:value-type="string">
            <text:p>Uhrzeit 02-072</text:p>
          </table:table-cell>
          <table:table-cell table:number-columns-repeated="3"/>
          <table:table-cell office:value-type="string">
            <text:p>02c8004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ime</text:p>
          </table:table-cell>
          <table:table-cell/>
          <table:table-cell office:value-type="string">
            <text:p>MIN</text:p>
          </table:table-cell>
          <table:table-cell table:number-columns-repeated="2"/>
          <table:table-cell office:value-type="string">
            <text:p>Uhrzeit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at</text:p>
          </table:table-cell>
          <table:table-cell office:value-type="string">
            <text:p>Aussentemperatur 00-000</text:p>
          </table:table-cell>
          <table:table-cell table:number-columns-repeated="3"/>
          <table:table-cell office:value-type="string">
            <text:p>0080004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Aussen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wd</text:p>
          </table:table-cell>
          <table:table-cell office:value-type="string">
            <text:p>Wochentag 02-073</text:p>
          </table:table-cell>
          <table:table-cell table:number-columns-repeated="3"/>
          <table:table-cell office:value-type="string">
            <text:p>02c9004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day</text:p>
          </table:table-cell>
          <table:table-cell/>
          <table:table-cell office:value-type="string">
            <text:p>BDY</text:p>
          </table:table-cell>
          <table:table-cell table:number-columns-repeated="2"/>
          <table:table-cell office:value-type="string">
            <text:p>Wochentag</text:p>
          </table:table-cell>
          <table:table-cell table:number-columns-repeated="12"/>
        </table:table-row>
        <table:table-row table:style-name="ro1">
          <table:table-cell office:value-type="string">
            <text:p># Wärmepumpe Menü Soll-Ist MasterFB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wp_stat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office:value-type="string">
            <text:p>7d</text:p>
          </table:table-cell>
          <table:table-cell table:number-columns-repeated="24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vl_temp_ist</text:p>
          </table:table-cell>
          <table:table-cell office:value-type="string">
            <text:p>Vorlauftemperatur Wärmeerzeuger 00-007</text:p>
          </table:table-cell>
          <table:table-cell table:number-columns-repeated="3"/>
          <table:table-cell office:value-type="string">
            <text:p>80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Wärmeerzeuger Vorlauf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vl_temp_soll</text:p>
          </table:table-cell>
          <table:table-cell office:value-type="string">
            <text:p>Vorlauftemperatur Sollwert Anforderung Wärmeerzeuger 01-007</text:p>
          </table:table-cell>
          <table:table-cell table:number-columns-repeated="3"/>
          <table:table-cell office:value-type="string">
            <text:p>81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Berechneter Sollwert für die Wärmeerzeuger Vorlauf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rl_temp_ist</text:p>
          </table:table-cell>
          <table:table-cell office:value-type="string">
            <text:p>Rücklauftemperatur Wärmeerzeuger 00-008</text:p>
          </table:table-cell>
          <table:table-cell table:number-columns-repeated="3"/>
          <table:table-cell office:value-type="string">
            <text:p>82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Wärmeerzeuger Rücklauf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wq_temp_out</text:p>
          </table:table-cell>
          <table:table-cell office:value-type="string">
            <text:p>Wärmequelle Austrittstemperatur 00-070</text:p>
          </table:table-cell>
          <table:table-cell table:number-columns-repeated="3"/>
          <table:table-cell office:value-type="string">
            <text:p>83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Wärmequellen Austrittstemperatur vom Verdampfe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wq_temp_in</text:p>
          </table:table-cell>
          <table:table-cell office:value-type="string">
            <text:p>Wärmequelle Eintrittstemperatur 00-071</text:p>
          </table:table-cell>
          <table:table-cell table:number-columns-repeated="3"/>
          <table:table-cell office:value-type="string">
            <text:p>84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Wärmequellen Eintrittstemperatur zum Verdampfe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temp_hg</text:p>
          </table:table-cell>
          <table:table-cell office:value-type="string">
            <text:p>Heissgastemperatur 00-072</text:p>
          </table:table-cell>
          <table:table-cell table:number-columns-repeated="3"/>
          <table:table-cell office:value-type="string">
            <text:p>85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Heissgastemperatur im Kältekreis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status</text:p>
          </table:table-cell>
          <table:table-cell office:value-type="string">
            <text:p>Status 02-053</text:p>
          </table:table-cell>
          <table:table-cell table:number-columns-repeated="3"/>
          <table:table-cell office:value-type="string">
            <text:p>86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Abgeschaltet;1=Heizbetrieb;2=Vorlauf Heizbetrieb;3=Extern gesperrt;4=Kühlbetrieb;5=Vorlaufzeit Kühlbetrieb;6=Vorlaufzeit Abtaubetrieb;7=Abtaubetrieb;8=Störung;9=Abtropfen;10=DT Überwachung;11=Abtau Vorheizung;12=Abtauen 1</text:p>
          </table:table-cell>
          <table:table-cell/>
          <table:table-cell office:value-type="string">
            <text:p>WP Status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sz_1</text:p>
          </table:table-cell>
          <table:table-cell office:value-type="string">
            <text:p>Schaltzyklen 02-080</text:p>
          </table:table-cell>
          <table:table-cell table:number-columns-repeated="3"/>
          <table:table-cell office:value-type="string">
            <text:p>87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2</text:p>
          </table:table-cell>
          <table:table-cell table:number-columns-repeated="3"/>
          <table:table-cell office:value-type="string">
            <text:p>count</text:p>
          </table:table-cell>
          <table:table-cell/>
          <table:table-cell office:value-type="string">
            <text:p>HCD</text:p>
          </table:table-cell>
          <table:table-cell table:number-columns-repeated="2"/>
          <table:table-cell office:value-type="string">
            <text:p>Einschaltzyklen des Kompressors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bs_1</text:p>
          </table:table-cell>
          <table:table-cell office:value-type="string">
            <text:p>Betriebsstunden 02-081</text:p>
          </table:table-cell>
          <table:table-cell table:number-columns-repeated="3"/>
          <table:table-cell office:value-type="string">
            <text:p>88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2</text:p>
          </table:table-cell>
          <table:table-cell table:number-columns-repeated="3"/>
          <table:table-cell office:value-type="string">
            <text:p>hours</text:p>
          </table:table-cell>
          <table:table-cell/>
          <table:table-cell office:value-type="string">
            <text:p>hcd100</text:p>
          </table:table-cell>
          <table:table-cell table:number-columns-repeated="2"/>
          <table:table-cell office:value-type="string">
            <text:p>Betriebsstunden des Kompressors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bs_2</text:p>
          </table:table-cell>
          <table:table-cell office:value-type="string">
            <text:p>Betriebsstunden 2. Stufe 02-082</text:p>
          </table:table-cell>
          <table:table-cell table:number-columns-repeated="3"/>
          <table:table-cell office:value-type="string">
            <text:p>89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2</text:p>
          </table:table-cell>
          <table:table-cell table:number-columns-repeated="3"/>
          <table:table-cell office:value-type="string">
            <text:p>hours</text:p>
          </table:table-cell>
          <table:table-cell/>
          <table:table-cell office:value-type="string">
            <text:p>hcd100</text:p>
          </table:table-cell>
          <table:table-cell table:number-columns-repeated="2"/>
          <table:table-cell office:value-type="string">
            <text:p>Betriebsstunden des Kompressors 2te Stufe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sz_2</text:p>
          </table:table-cell>
          <table:table-cell office:value-type="string">
            <text:p>Schaltzyklen 2. Stufe 02-083</text:p>
          </table:table-cell>
          <table:table-cell table:number-columns-repeated="3"/>
          <table:table-cell office:value-type="string">
            <text:p>8a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2</text:p>
          </table:table-cell>
          <table:table-cell table:number-columns-repeated="3"/>
          <table:table-cell office:value-type="string">
            <text:p>count</text:p>
          </table:table-cell>
          <table:table-cell/>
          <table:table-cell office:value-type="string">
            <text:p>HCD</text:p>
          </table:table-cell>
          <table:table-cell table:number-columns-repeated="2"/>
          <table:table-cell office:value-type="string">
            <text:p>Einschaltzyklen des Kompressors 2te Stufe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vl_temp_ww</text:p>
          </table:table-cell>
          <table:table-cell office:value-type="string">
            <text:p>Vorlauftemperatur separate WW Energiemessung 21-004</text:p>
          </table:table-cell>
          <table:table-cell table:number-columns-repeated="3"/>
          <table:table-cell office:value-type="string">
            <text:p>8b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Vorlauftemperatur für die separate Warmwasser Ladeenergiemessung</text:p>
          </table:table-cell>
          <table:table-cell table:number-columns-repeated="12"/>
        </table:table-row>
        <table:table-row table:style-name="ro1">
          <table:table-cell office:value-type="string">
            <text:p># Wärmepumpe Einstellungen MasterFB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wp_param1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office:value-type="string">
            <text:p>69</text:p>
          </table:table-cell>
          <table:table-cell table:number-columns-repeated="24"/>
        </table:table-row>
        <table:table-row table:style-name="ro1">
          <table:table-cell office:value-type="string">
            <text:p>[userlevel]r</text:p>
          </table:table-cell>
          <table:table-cell/>
          <table:table-cell office:value-type="string">
            <text:p>typ</text:p>
          </table:table-cell>
          <table:table-cell office:value-type="string">
            <text:p>Wärmeerzeuger Typ 09-007</text:p>
          </table:table-cell>
          <table:table-cell table:number-columns-repeated="3"/>
          <table:table-cell office:value-type="string">
            <text:p>80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kein Wärmeerzeuger aktiv;1=Steuerbarer Wärmeerzeuger ohne Schutzfunktion</text:p>
          </table:table-cell>
          <table:table-cell/>
          <table:table-cell office:value-type="string">
            <text:p>Wärmeerzeuger Typ</text:p>
          </table:table-cell>
          <table:table-cell table:number-columns-repeated="12"/>
        </table:table-row>
        <table:table-row table:style-name="ro1">
          <table:table-cell office:value-type="string">
            <text:p>[userlevel]r</text:p>
          </table:table-cell>
          <table:table-cell/>
          <table:table-cell office:value-type="string">
            <text:p>betriebswahl</text:p>
          </table:table-cell>
          <table:table-cell office:value-type="string">
            <text:p>Betriebswahl Wärmeerzeuger 09-075</text:p>
          </table:table-cell>
          <table:table-cell table:number-columns-repeated="3"/>
          <table:table-cell office:value-type="string">
            <text:p>81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Aus;1=Automatik;2=Handbetrieb Heizen;3=Handbetrieb Kühlen;6=Wärmequellenpumpe</text:p>
          </table:table-cell>
          <table:table-cell/>
          <table:table-cell office:value-type="string">
            <text:p>Betriebswahl Wärmeerzeuger</text:p>
          </table:table-cell>
          <table:table-cell table:number-columns-repeated="12"/>
        </table:table-row>
        <table:table-row table:style-name="ro1">
          <table:table-cell office:value-type="string">
            <text:p>[userlevel]r</text:p>
          </table:table-cell>
          <table:table-cell/>
          <table:table-cell office:value-type="string">
            <text:p>applikationstyp</text:p>
          </table:table-cell>
          <table:table-cell office:value-type="string">
            <text:p>Applikationstyp Wärmepumpe 15-006</text:p>
          </table:table-cell>
          <table:table-cell table:number-columns-repeated="3"/>
          <table:table-cell office:value-type="string">
            <text:p>820002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nicht aktiv;1=Sole- oder Wasser-WP;2=Sole- oder Wasser-WP Hochtemperatur;3=Sole- oder Wasser-WP-Tandem;4=Sole- oder Wasser-WP-Tandem mit modulierender zweiter Stufe;5=Sole- oder Wasser-WP-Reversible;6=Sole- oder Wasser-WP-Reversible-Tandem;7=Sole- oder Wasser-WP-Reversible-Tandem mit modulierender zweiter Stufe;8=Luft-WP;9=Luft-WP Hochtemperatur;10=Luft-WP-Tandem;11=Luft-WP-Tandem mit modulierender zweiter Stufe;12=Luft-WP-Reversible;13=Luft-WP-Reversible-Tandem;14=Luft-WP-Reversible-Tandem mit modulierender zweiter Stufe</text:p>
          </table:table-cell>
          <table:table-cell/>
          <table:table-cell office:value-type="string">
            <text:p>Damit kann ein vordefinierter Parametersatz für die Wärmepumpenfunktion geladen werden</text:p>
          </table:table-cell>
          <table:table-cell table:number-columns-repeated="12"/>
        </table:table-row>
        <table:table-row table:style-name="ro1">
          <table:table-cell office:value-type="string">
            <text:p># Wärmepumpe Menü Einstellungen MasterFB (Fachmann)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wp_param2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table:number-columns-repeated="25"/>
        </table:table-row>
        <table:table-row table:style-name="ro1">
          <table:table-cell office:value-type="string">
            <text:p># Warmwasser Ping für MasterFB Display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ww_ping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table:number-columns-repeated="25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temp_ist</text:p>
          </table:table-cell>
          <table:table-cell office:value-type="string">
            <text:p>Warmwassertemperatur 00-004</text:p>
          </table:table-cell>
          <table:table-cell table:number-columns-repeated="3"/>
          <table:table-cell office:value-type="string">
            <text:p>0084004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Obere Warmwasserspeichertemperatur</text:p>
          </table:table-cell>
          <table:table-cell table:number-columns-repeated="12"/>
        </table:table-row>
        <table:table-row table:style-name="ro1">
          <table:table-cell office:value-type="string">
            <text:p># Warmwasser Menü Soll-Ist MasterFB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ww_stat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office:value-type="string">
            <text:p>79</text:p>
          </table:table-cell>
          <table:table-cell table:number-columns-repeated="24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temp_ist</text:p>
          </table:table-cell>
          <table:table-cell office:value-type="string">
            <text:p>Warmwassertemperatur 00-004</text:p>
          </table:table-cell>
          <table:table-cell table:number-columns-repeated="3"/>
          <table:table-cell office:value-type="string">
            <text:p>80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Obere Warmwasserspeicher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temp_soll_calc</text:p>
          </table:table-cell>
          <table:table-cell office:value-type="string">
            <text:p>Warmwassertemperatur Sollwert 01-004</text:p>
          </table:table-cell>
          <table:table-cell table:number-columns-repeated="3"/>
          <table:table-cell office:value-type="string">
            <text:p>81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Berechneter Sollwert für die Warmwasser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status</text:p>
          </table:table-cell>
          <table:table-cell office:value-type="string">
            <text:p>Status Warmwasserregelung 02-052</text:p>
          </table:table-cell>
          <table:table-cell table:number-columns-repeated="3"/>
          <table:table-cell office:value-type="string">
            <text:p>82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status</text:p>
          </table:table-cell>
          <table:table-cell office:value-type="string">
            <text:p>0=Abgeschaltet;1=Normal Ladebetrieb;2=Komfort Ladebetrieb;3=Zwangsdrosselung;4=Zwangsladung;5=Störung</text:p>
          </table:table-cell>
          <table:table-cell/>
          <table:table-cell office:value-type="string">
            <text:p>Zustand Warmwasserregelung</text:p>
          </table:table-cell>
          <table:table-cell table:number-columns-repeated="12"/>
        </table:table-row>
        <table:table-row table:style-name="ro1">
          <table:table-cell office:value-type="string">
            <text:p># Warmwasser Menü Einstellungen MasterFB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ww_param1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office:value-type="string">
            <text:p>65</text:p>
          </table:table-cell>
          <table:table-cell table:number-columns-repeated="24"/>
        </table:table-row>
        <table:table-row table:style-name="ro1">
          <table:table-cell office:value-type="string">
            <text:p>[userlevel]r</text:p>
          </table:table-cell>
          <table:table-cell/>
          <table:table-cell office:value-type="string">
            <text:p>betriebswahl</text:p>
          </table:table-cell>
          <table:table-cell office:value-type="string">
            <text:p>Betriebswahl Warmwasser 05-050</text:p>
          </table:table-cell>
          <table:table-cell table:number-columns-repeated="3"/>
          <table:table-cell office:value-type="string">
            <text:p>80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keine Ladung;1=Automatik;2=Normaltemperatur;5=Gemäß Fühlerkreis</text:p>
          </table:table-cell>
          <table:table-cell/>
          <table:table-cell office:value-type="string">
            <text:p>Betriebswahl Warmwasserfunktion</text:p>
          </table:table-cell>
          <table:table-cell table:number-columns-repeated="12"/>
        </table:table-row>
        <table:table-row table:style-name="ro1">
          <table:table-cell office:value-type="string">
            <text:p>[userlevel]r</text:p>
          </table:table-cell>
          <table:table-cell/>
          <table:table-cell office:value-type="string">
            <text:p>temp_soll</text:p>
          </table:table-cell>
          <table:table-cell office:value-type="string">
            <text:p>Normal Warmwassertemperatur 05-051</text:p>
          </table:table-cell>
          <table:table-cell table:number-columns-repeated="3"/>
          <table:table-cell office:value-type="string">
            <text:p>81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Mit dieser Einstellung wird der Warmwasser Sollwert eingestellt</text:p>
          </table:table-cell>
          <table:table-cell table:number-columns-repeated="12"/>
        </table:table-row>
        <table:table-row table:style-name="ro1">
          <table:table-cell office:value-type="string">
            <text:p>[userlevel]r</text:p>
          </table:table-cell>
          <table:table-cell/>
          <table:table-cell office:value-type="string">
            <text:p>applikationstyp</text:p>
          </table:table-cell>
          <table:table-cell office:value-type="string">
            <text:p>Applikationstyp Warmwasserbereitung 05-076</text:p>
          </table:table-cell>
          <table:table-cell table:number-columns-repeated="3"/>
          <table:table-cell office:value-type="string">
            <text:p>82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nicht aktiv;1=mit Ladepumpe;2=mit Umlenkventil;3=mit Ladepumpe und Zirkulationspumpe;4=mit Umlenkventil und Zirkulationspumpe</text:p>
          </table:table-cell>
          <table:table-cell/>
          <table:table-cell office:value-type="string">
            <text:p>Mit dieser Einstellung kann ein entsprechend definierter Applikationstyp vorgewählt werden</text:p>
          </table:table-cell>
          <table:table-cell table:number-columns-repeated="12"/>
        </table:table-row>
        <table:table-row table:style-name="ro1">
          <table:table-cell office:value-type="string">
            <text:p># Warmwasser Menü Einstellungen MasterFB (Fachmann)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ww_param2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office:value-type="string">
            <text:p>65</text:p>
          </table:table-cell>
          <table:table-cell table:number-columns-repeated="24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zone_ferien</text:p>
          </table:table-cell>
          <table:table-cell office:value-type="string">
            <text:p>Ferien Zonenzuordnung 03-092</text:p>
          </table:table-cell>
          <table:table-cell table:number-columns-repeated="3"/>
          <table:table-cell office:value-type="string">
            <text:p>80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table:number-columns-repeated="2"/>
          <table:table-cell office:value-type="string">
            <text:p>Nutzung des lokalen Ferienprogramms oder das eines bestehenden Heizkreises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zone_timer</text:p>
          </table:table-cell>
          <table:table-cell office:value-type="string">
            <text:p>Timer Zonenzuordnung 03-093</text:p>
          </table:table-cell>
          <table:table-cell table:number-columns-repeated="3"/>
          <table:table-cell office:value-type="string">
            <text:p>81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table:number-columns-repeated="2"/>
          <table:table-cell office:value-type="string">
            <text:p>Nutzung der lokalen Timerfunktionen oder die eines bestehenden Heizkreises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zone_betriebswahl</text:p>
          </table:table-cell>
          <table:table-cell office:value-type="string">
            <text:p>Betriebswahl Zonenzuordnung 03-094</text:p>
          </table:table-cell>
          <table:table-cell table:number-columns-repeated="3"/>
          <table:table-cell office:value-type="string">
            <text:p>82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table:number-columns-repeated="2"/>
          <table:table-cell office:value-type="string">
            <text:p>Nutzung der lokalen Betriebswahl oder die eines bestehenden Heizkreises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zone_zeitprogramm</text:p>
          </table:table-cell>
          <table:table-cell office:value-type="string">
            <text:p>Zeitprogramm Zonenzuordnung 03-095</text:p>
          </table:table-cell>
          <table:table-cell table:number-columns-repeated="3"/>
          <table:table-cell office:value-type="string">
            <text:p>83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table:number-columns-repeated="2"/>
          <table:table-cell office:value-type="string">
            <text:p>Nutzung des lokalen Zeitprogramms oder das eines bestehenden Heizkreises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einschaltdifferenz</text:p>
          </table:table-cell>
          <table:table-cell office:value-type="string">
            <text:p>Einschaltdifferenz Warmwasserbereitung 05-000</text:p>
          </table:table-cell>
          <table:table-cell table:number-columns-repeated="3"/>
          <table:table-cell office:value-type="string">
            <text:p>84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SIN</text:p>
          </table:table-cell>
          <table:table-cell office:value-type="string">
            <text:p>10</text:p>
          </table:table-cell>
          <table:table-cell office:value-type="string">
            <text:p>K</text:p>
          </table:table-cell>
          <table:table-cell office:value-type="string">
            <text:p>Unterschreitet die Warmwassertemperatur ihren Sollwert um den hier eingestellten Wert wird eine Warmwasserladung gestartet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ueberhoehung</text:p>
          </table:table-cell>
          <table:table-cell office:value-type="string">
            <text:p>Überhöhung Ladesollwert 05-001</text:p>
          </table:table-cell>
          <table:table-cell table:number-columns-repeated="3"/>
          <table:table-cell office:value-type="string">
            <text:p>85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SIN</text:p>
          </table:table-cell>
          <table:table-cell office:value-type="string">
            <text:p>10</text:p>
          </table:table-cell>
          <table:table-cell office:value-type="string">
            <text:p>K</text:p>
          </table:table-cell>
          <table:table-cell office:value-type="string">
            <text:p>Mit diesem Einsteller kann eine Überhöhung für den Ladesollwert eingestellt werden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ladevorrang</text:p>
          </table:table-cell>
          <table:table-cell office:value-type="string">
            <text:p>Warmwasser Ladevorrang 05-002</text:p>
          </table:table-cell>
          <table:table-cell table:number-columns-repeated="3"/>
          <table:table-cell office:value-type="string">
            <text:p>86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SIN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Mit dieser Einstellung kann der Ladevorrang eingestellt werden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nachlauf_ladepumpe</text:p>
          </table:table-cell>
          <table:table-cell office:value-type="string">
            <text:p>Nachlaufzeit Warmwasserladepumpe 05-003</text:p>
          </table:table-cell>
          <table:table-cell table:number-columns-repeated="3"/>
          <table:table-cell office:value-type="string">
            <text:p>87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SIN</text:p>
          </table:table-cell>
          <table:table-cell office:value-type="string">
            <text:p>10</text:p>
          </table:table-cell>
          <table:table-cell office:value-type="string">
            <text:p>min</text:p>
          </table:table-cell>
          <table:table-cell office:value-type="string">
            <text:p>Nach erfolgter Warmwasserladung läuft die Ladepumpe um die hier eingestellte Zeit nach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legio</text:p>
          </table:table-cell>
          <table:table-cell office:value-type="string">
            <text:p>Legionellenschutztemperatur 05-004</text:p>
          </table:table-cell>
          <table:table-cell table:number-columns-repeated="3"/>
          <table:table-cell office:value-type="string">
            <text:p>88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Mit dem Einsteller wird die Legionellenschutz- bzw. die Komfort Warmwassertemperatur gewählt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modus_ladepumpennachlauf</text:p>
          </table:table-cell>
          <table:table-cell office:value-type="string">
            <text:p>Modus Ladepumpennachlauf 05-005</text:p>
          </table:table-cell>
          <table:table-cell table:number-columns-repeated="3"/>
          <table:table-cell office:value-type="string">
            <text:p>89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Zeitabhängig;1=Temperaturabhängig;2=Wärmeerzeugerabhängig</text:p>
          </table:table-cell>
          <table:table-cell/>
          <table:table-cell office:value-type="string">
            <text:p>Wahl des Modus für die Ladepumpensteuerung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zirkulationspumpe</text:p>
          </table:table-cell>
          <table:table-cell office:value-type="string">
            <text:p>Zirkulationspumpe 05-006</text:p>
          </table:table-cell>
          <table:table-cell table:number-columns-repeated="3"/>
          <table:table-cell office:value-type="string">
            <text:p>8a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inaktiv;1=nach Zeitprogramm</text:p>
          </table:table-cell>
          <table:table-cell/>
          <table:table-cell office:value-type="string">
            <text:p>Mit der Einstellung kann die Zirkulationspumpenfunktion aktiviert werden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pumpenanforderung</text:p>
          </table:table-cell>
          <table:table-cell office:value-type="string">
            <text:p>Pumpenanforderung Warmwasserladung 05-007</text:p>
          </table:table-cell>
          <table:table-cell table:number-columns-repeated="3"/>
          <table:table-cell office:value-type="string">
            <text:p>8b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inaktiv;1=Heizkreispumpe aktiv</text:p>
          </table:table-cell>
          <table:table-cell/>
          <table:table-cell office:value-type="string">
            <text:p>Mit dem Einsteller kann die Heizkreispumpe für die Warmwasserladung aktiviert werden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temp_freigabe_nachladung</text:p>
          </table:table-cell>
          <table:table-cell office:value-type="string">
            <text:p>Freigabetemperatur Nachladung 05-010</text:p>
          </table:table-cell>
          <table:table-cell table:number-columns-repeated="3"/>
          <table:table-cell office:value-type="string">
            <text:p>8c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SIN</text:p>
          </table:table-cell>
          <table:table-cell office:value-type="string">
            <text:p>10</text:p>
          </table:table-cell>
          <table:table-cell office:value-type="string">
            <text:p>°C</text:p>
          </table:table-cell>
          <table:table-cell office:value-type="string">
            <text:p>Ist die WW-Temperatur höher als die eingestelllte Nachladetemperatur wird die Ladeanforderung an die zentrale WE-Anlage abgeschaltet und eine WW-interne Ladung eingeschaltet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modus_wwladung</text:p>
          </table:table-cell>
          <table:table-cell office:value-type="string">
            <text:p>Modus Warmwasserladung 05-011</text:p>
          </table:table-cell>
          <table:table-cell table:number-columns-repeated="3"/>
          <table:table-cell office:value-type="string">
            <text:p>8d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Aus;1=Standard;3=WW-Sollwert;4=Thermostat;5=Ladung lokal;6=Nachheizung</text:p>
          </table:table-cell>
          <table:table-cell/>
          <table:table-cell office:value-type="string">
            <text:p>Einstellung Warmwassermodus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reduktion_temp_error</text:p>
          </table:table-cell>
          <table:table-cell office:value-type="string">
            <text:p>Reduktion Warmwassersollwert im Störfall 05-013</text:p>
          </table:table-cell>
          <table:table-cell table:number-columns-repeated="3"/>
          <table:table-cell office:value-type="string">
            <text:p>8e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SIN</text:p>
          </table:table-cell>
          <table:table-cell office:value-type="string">
            <text:p>2</text:p>
          </table:table-cell>
          <table:table-cell office:value-type="string">
            <text:p>K</text:p>
          </table:table-cell>
          <table:table-cell office:value-type="string">
            <text:p>Bei einer Wärmeerzeugerstörung wird der Warmwassersollwert um den hier eingestellten Wert reduziert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energiezwangzahl</text:p>
          </table:table-cell>
          <table:table-cell office:value-type="string">
            <text:p>Energiezwangzahl 05-039</text:p>
          </table:table-cell>
          <table:table-cell table:number-columns-repeated="3"/>
          <table:table-cell office:value-type="string">
            <text:p>8f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kein;1=negativ;2=positiv;3=beide</text:p>
          </table:table-cell>
          <table:table-cell/>
          <table:table-cell office:value-type="string">
            <text:p>Mit der Einstellung kann die Reaktion des Warmwasserkreises auf Energiezwang eingestellt werden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fehlerdauer</text:p>
          </table:table-cell>
          <table:table-cell office:value-type="string">
            <text:p>Fehlerdauer Warmwasser Störung 05-040 (Prüfen!)</text:p>
          </table:table-cell>
          <table:table-cell table:number-columns-repeated="3"/>
          <table:table-cell office:value-type="string">
            <text:p>90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hours</text:p>
          </table:table-cell>
          <table:table-cell/>
          <table:table-cell office:value-type="string">
            <text:p>HCD</text:p>
          </table:table-cell>
          <table:table-cell office:value-type="string">
            <text:p>10</text:p>
          </table:table-cell>
          <table:table-cell office:value-type="string">
            <text:p>h</text:p>
          </table:table-cell>
          <table:table-cell office:value-type="string">
            <text:p>Unterschreitet die Warmwassertemperatur den Sollwert länger als die hier eingestellte Zeit um mehr als 5K, wird eine Störmeldung generiert. 0=keine Störmeldung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betriebswahl</text:p>
          </table:table-cell>
          <table:table-cell office:value-type="string">
            <text:p>Betriebswahl Warmwasser 05-050</text:p>
          </table:table-cell>
          <table:table-cell table:number-columns-repeated="3"/>
          <table:table-cell office:value-type="string">
            <text:p>91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keine Ladung;1=Automatik;2=Normaltemperatur;5=Gemäß Fühlerkreis</text:p>
          </table:table-cell>
          <table:table-cell/>
          <table:table-cell office:value-type="string">
            <text:p>Betriebswahl Warmwasserfunktion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temp_soll</text:p>
          </table:table-cell>
          <table:table-cell office:value-type="string">
            <text:p>Normal Warmwassertemperatur 05-051</text:p>
          </table:table-cell>
          <table:table-cell table:number-columns-repeated="3"/>
          <table:table-cell office:value-type="string">
            <text:p>92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Mit dieser Einstellung wird der Warmwasser Sollwert eingestellt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temp_maxgrenze</text:p>
          </table:table-cell>
          <table:table-cell office:value-type="string">
            <text:p>Maximale Warmwasser Sollwertbegrenzung 05-057</text:p>
          </table:table-cell>
          <table:table-cell table:number-columns-repeated="3"/>
          <table:table-cell office:value-type="string">
            <text:p>93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UIN</text:p>
          </table:table-cell>
          <table:table-cell/>
          <table:table-cell office:value-type="string">
            <text:p>°C</text:p>
          </table:table-cell>
          <table:table-cell office:value-type="string">
            <text:p>Mit diesem Einsteller kann der Einstellbereich der Warmwasser Solltemperatur (05-051) begrenzt werden.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applikationstyp</text:p>
          </table:table-cell>
          <table:table-cell office:value-type="string">
            <text:p>Applikationstyp Warmwasserbereitung 05-076</text:p>
          </table:table-cell>
          <table:table-cell table:number-columns-repeated="3"/>
          <table:table-cell office:value-type="string">
            <text:p>94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nicht aktiv;1=mit Ladepumpe;2=mit Umlenkventil;3=mit Ladepumpe und Zirkulationspumpe;4=mit Umlenkventil und Zirkulationspumpe</text:p>
          </table:table-cell>
          <table:table-cell/>
          <table:table-cell office:value-type="string">
            <text:p>Mit dieser Einstellung kann ein entsprechend definierter Applikationstyp vorgewählt werden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ladedauer_max</text:p>
          </table:table-cell>
          <table:table-cell office:value-type="string">
            <text:p>Maximale Warmwasser Ladedauer 05-081 (Prüfen!)</text:p>
          </table:table-cell>
          <table:table-cell table:number-columns-repeated="3"/>
          <table:table-cell office:value-type="string">
            <text:p>95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hours</text:p>
          </table:table-cell>
          <table:table-cell/>
          <table:table-cell office:value-type="string">
            <text:p>SIN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Wird die eingestellte Maximalladedauer überschritten wird der Ladevorgang unterbrochen und erst wieder gestartet wenn die Einschaltdifferenz (05-000) zur aktuellen Warmwassertemperatur überschritten wird.</text:p>
          </table:table-cell>
          <table:table-cell table:number-columns-repeated="12"/>
        </table:table-row>
        <table:table-row table:style-name="ro1">
          <table:table-cell office:value-type="string">
            <text:p>[expertlevel]r</text:p>
          </table:table-cell>
          <table:table-cell/>
          <table:table-cell office:value-type="string">
            <text:p>nachladedauer_max</text:p>
          </table:table-cell>
          <table:table-cell office:value-type="string">
            <text:p>Maximale Nachladedauer bei Ladungsabbruch 05-082 (Prüfen!)</text:p>
          </table:table-cell>
          <table:table-cell table:number-columns-repeated="3"/>
          <table:table-cell office:value-type="string">
            <text:p>96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hours</text:p>
          </table:table-cell>
          <table:table-cell/>
          <table:table-cell office:value-type="string">
            <text:p>SIN</text:p>
          </table:table-cell>
          <table:table-cell office:value-type="string">
            <text:p>2</text:p>
          </table:table-cell>
          <table:table-cell office:value-type="string">
            <text:p>h</text:p>
          </table:table-cell>
          <table:table-cell office:value-type="string">
            <text:p>Wird bei Warmwassermode (05-011) 6 oder 7 die Nachladung aktiviert kann diese mit der maximalen Nachladezeit nach der hier eingestellten Zeit beendet werden. Bei Einstellung 0 wird die Nachladung gar nicht aktiviert.</text:p>
          </table:table-cell>
          <table:table-cell table:number-columns-repeated="12"/>
        </table:table-row>
        <table:table-row table:style-name="ro1">
          <table:table-cell office:value-type="string">
            <text:p># Warmwasser Relaisausgänge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ww_relais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office:value-type="string">
            <text:p>76</text:p>
          </table:table-cell>
          <table:table-cell table:number-columns-repeated="24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ladungsanforderung</text:p>
          </table:table-cell>
          <table:table-cell office:value-type="string">
            <text:p>Warmwasser Ladungsanforderung 01-054</text:p>
          </table:table-cell>
          <table:table-cell table:number-columns-repeated="3"/>
          <table:table-cell office:value-type="string">
            <text:p>80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table:number-columns-repeated="2"/>
          <table:table-cell office:value-type="string">
            <text:p>Stellgröße für eine Warmwasser-Zusatzheizung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zirkulationspumpe</text:p>
          </table:table-cell>
          <table:table-cell office:value-type="string">
            <text:p>Warmwasser Zirkulationspumpe 01-065</text:p>
          </table:table-cell>
          <table:table-cell table:number-columns-repeated="3"/>
          <table:table-cell office:value-type="string">
            <text:p>81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table:number-columns-repeated="2"/>
          <table:table-cell office:value-type="string">
            <text:p>Stellgröße für eine Warmwasser Zirkulationspumpe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ladungspumpe</text:p>
          </table:table-cell>
          <table:table-cell office:value-type="string">
            <text:p>Warmwasser Ladepumpe 01-066</text:p>
          </table:table-cell>
          <table:table-cell table:number-columns-repeated="3"/>
          <table:table-cell office:value-type="string">
            <text:p>82000e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table:number-columns-repeated="2"/>
          <table:table-cell office:value-type="string">
            <text:p>Stellgröße für eine Warmwasser Ladepumpe oder Umlenkventil</text:p>
          </table:table-cell>
          <table:table-cell table:number-columns-repeated="12"/>
        </table:table-row>
        <table:table-row table:style-name="ro1">
          <table:table-cell office:value-type="string">
            <text:p># Heizkreis Ping für MasterFB Display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hk_ping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table:number-columns-repeated="25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at</text:p>
          </table:table-cell>
          <table:table-cell office:value-type="string">
            <text:p>Aussentemperatur 00-000</text:p>
          </table:table-cell>
          <table:table-cell table:number-columns-repeated="3"/>
          <table:table-cell office:value-type="string">
            <text:p>0080004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Aussen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raumtemp</text:p>
          </table:table-cell>
          <table:table-cell office:value-type="string">
            <text:p>Raumtemperatur 00-001</text:p>
          </table:table-cell>
          <table:table-cell table:number-columns-repeated="3"/>
          <table:table-cell office:value-type="string">
            <text:p>0081004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Raumtemperatur eines Heizkreises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vl_temp_ist</text:p>
          </table:table-cell>
          <table:table-cell office:value-type="string">
            <text:p>Heizkreis Vorlauftemperatur 00-002</text:p>
          </table:table-cell>
          <table:table-cell table:number-columns-repeated="3"/>
          <table:table-cell office:value-type="string">
            <text:p>0082004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Vorlauftemperatur eines Heizkreises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time</text:p>
          </table:table-cell>
          <table:table-cell office:value-type="string">
            <text:p>Uhrzeit 02-072</text:p>
          </table:table-cell>
          <table:table-cell table:number-columns-repeated="3"/>
          <table:table-cell office:value-type="string">
            <text:p>02c8004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ime</text:p>
          </table:table-cell>
          <table:table-cell/>
          <table:table-cell office:value-type="string">
            <text:p>MIN</text:p>
          </table:table-cell>
          <table:table-cell table:number-columns-repeated="2"/>
          <table:table-cell office:value-type="string">
            <text:p>Uhrzeit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wd</text:p>
          </table:table-cell>
          <table:table-cell office:value-type="string">
            <text:p>Wochentag 02-073</text:p>
          </table:table-cell>
          <table:table-cell table:number-columns-repeated="3"/>
          <table:table-cell office:value-type="string">
            <text:p>02c9004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day</text:p>
          </table:table-cell>
          <table:table-cell/>
          <table:table-cell office:value-type="string">
            <text:p>BDY</text:p>
          </table:table-cell>
          <table:table-cell table:number-columns-repeated="2"/>
          <table:table-cell office:value-type="string">
            <text:p>Wochentag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status</text:p>
          </table:table-cell>
          <table:table-cell office:value-type="string">
            <text:p>HK Staus Heizkreisregelung 02-051</text:p>
          </table:table-cell>
          <table:table-cell table:number-columns-repeated="3"/>
          <table:table-cell office:value-type="string">
            <text:p>02b3004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Abgeschaltet;1=Normal Heizbetrieb;3=Spar Heizbetrieb;4=Frostschutzbetrieb;5=Zwangsabnahme;6=Zwangsdrosselung;7=Ferienbetrieb;8=Partybetrieb;9=Normal Kühlbetrieb;11=Spar Kühlbetrieb;12=Störung;13=Handbetrieb;14=Schutz Kühlbetrieb;15=Partybetrieb Kühlen;16=Austrocknung Aufheizphase;17=Austrocknung Stationärphase;18=Austrocknung Abkühlphase;19=Austrocknung Endphase</text:p>
          </table:table-cell>
          <table:table-cell/>
          <table:table-cell office:value-type="string">
            <text:p>Zustand Heizkreisregelung</text:p>
          </table:table-cell>
          <table:table-cell table:number-columns-repeated="12"/>
        </table:table-row>
        <table:table-row table:style-name="ro1">
          <table:table-cell office:value-type="string">
            <text:p># Heizkreis Menü Soll-Ist MasterFB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hk_stat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office:value-type="string">
            <text:p>77</text:p>
          </table:table-cell>
          <table:table-cell table:number-columns-repeated="24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at</text:p>
          </table:table-cell>
          <table:table-cell office:value-type="string">
            <text:p>Aussentemperatur 00-000</text:p>
          </table:table-cell>
          <table:table-cell table:number-columns-repeated="3"/>
          <table:table-cell office:value-type="string">
            <text:p>80000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HK Aussen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raumtemp_soll</text:p>
          </table:table-cell>
          <table:table-cell office:value-type="string">
            <text:p>Raumtemperatur Sollwert 01-001</text:p>
          </table:table-cell>
          <table:table-cell table:number-columns-repeated="3"/>
          <table:table-cell office:value-type="string">
            <text:p>81000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Berechneter Sollwert für die Raum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vl_temp_ist</text:p>
          </table:table-cell>
          <table:table-cell office:value-type="string">
            <text:p>Heizkreis Vorlauftemperatur Ist 00-002</text:p>
          </table:table-cell>
          <table:table-cell table:number-columns-repeated="3"/>
          <table:table-cell office:value-type="string">
            <text:p>82000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Vorlauftemperatur eines Heizkreises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vl_temp_soll</text:p>
          </table:table-cell>
          <table:table-cell office:value-type="string">
            <text:p>Heizkreis Vorlauftemperatur Sollwert 01-002</text:p>
          </table:table-cell>
          <table:table-cell table:number-columns-repeated="3"/>
          <table:table-cell office:value-type="string">
            <text:p>83000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Berechneter Sollwert für die Heizkreis Vorlauftemperatur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at_mittel</text:p>
          </table:table-cell>
          <table:table-cell office:value-type="string">
            <text:p>Aussentemperatur Mittelwert 02-020</text:p>
          </table:table-cell>
          <table:table-cell table:number-columns-repeated="3"/>
          <table:table-cell office:value-type="string">
            <text:p>84000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temp</text:p>
          </table:table-cell>
          <table:table-cell/>
          <table:table-cell office:value-type="string">
            <text:p>temp10</text:p>
          </table:table-cell>
          <table:table-cell table:number-columns-repeated="2"/>
          <table:table-cell office:value-type="string">
            <text:p>Berechneter Aussentemperatur Mittelwert</text:p>
          </table:table-cell>
          <table:table-cell table:number-columns-repeated="1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status</text:p>
          </table:table-cell>
          <table:table-cell office:value-type="string">
            <text:p>Status Heizkreisregelung 02-051</text:p>
          </table:table-cell>
          <table:table-cell table:number-columns-repeated="3"/>
          <table:table-cell office:value-type="string">
            <text:p>85000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Abgeschaltet;1=Normal Heizbetrieb;3=Spar Heizbetrieb;4=Frostschutzbetrieb;5=Zwangsabnahme;6=Zwangsdrosselung;7=Ferienbetrieb;8=Partybetrieb;9=Normal Kühlbetrieb;11=Spar Kühlbetrieb;12=Störung;13=Handbetrieb;14=Schutz Kühlbetrieb;15=Partybetrieb Kühlen;16=Austrocknung Aufheizphase;17=Austrocknung Stationärphase;18=Austrocknung Abkühlphase;19=Austrocknung Endphase</text:p>
          </table:table-cell>
          <table:table-cell/>
          <table:table-cell office:value-type="string">
            <text:p>Zustand Heizkreisregelung</text:p>
          </table:table-cell>
          <table:table-cell table:number-columns-repeated="12"/>
        </table:table-row>
        <table:table-row table:style-name="ro1">
          <table:table-cell office:value-type="string">
            <text:p># Heizkreis Einstellungen MasterFB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hk_param1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table:number-columns-repeated="25"/>
        </table:table-row>
        <table:table-row table:style-name="ro1">
          <table:table-cell office:value-type="string">
            <text:p># Heizkreis Menü Einstellungen MasterFB (Fachmann)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hk_param2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table:number-columns-repeated="25"/>
        </table:table-row>
        <table:table-row table:style-name="ro1">
          <table:table-cell office:value-type="string">
            <text:p># Globalfunktionen Ping für MasterFB Display</text:p>
          </table:table-cell>
          <table:table-cell table:number-columns-repeated="31"/>
        </table:table-row>
        <table:table-row table:style-name="ro1">
          <table:table-cell office:value-type="string">
            <text:p># Globalfunktionen Menü Einstellungen MasterFB (Fachmann)</text:p>
          </table:table-cell>
          <table:table-cell table:number-columns-repeated="31"/>
        </table:table-row>
        <table:table-row table:style-name="ro1">
          <table:table-cell office:value-type="string">
            <text:p># Passwort etc.</text:p>
          </table:table-cell>
          <table:table-cell table:number-columns-repeated="31"/>
        </table:table-row>
        <table:table-row table:style-name="ro1">
          <table:table-cell office:value-type="string">
            <text:p>*r</text:p>
          </table:table-cell>
          <table:table-cell office:value-type="string">
            <text:p>globals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0621</text:p>
          </table:table-cell>
          <table:table-cell table:number-columns-repeated="25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parameter_level</text:p>
          </table:table-cell>
          <table:table-cell office:value-type="string">
            <text:p>Ebene Einsteller 04-043</text:p>
          </table:table-cell>
          <table:table-cell table:number-columns-repeated="3"/>
          <table:table-cell office:value-type="string">
            <text:p>04ab004a</text:p>
          </table:table-cell>
          <table:table-cell office:value-type="string">
            <text:p>parameters</text:p>
          </table:table-cell>
          <table:table-cell/>
          <table:table-cell office:value-type="string">
            <text:p>parameter1</text:p>
          </table:table-cell>
          <table:table-cell table:number-columns-repeated="3"/>
          <table:table-cell office:value-type="string">
            <text:p>status</text:p>
          </table:table-cell>
          <table:table-cell/>
          <table:table-cell office:value-type="string">
            <text:p>status</text:p>
          </table:table-cell>
          <table:table-cell office:value-type="string">
            <text:p>0=User Level;2=Expert Level</text:p>
          </table:table-cell>
          <table:table-cell/>
          <table:table-cell office:value-type="string">
            <text:p>Abfrage des aktuellen Zugangslevels für die Einsteller</text:p>
          </table:table-cell>
          <table:table-cell table:number-columns-repeated="12"/>
        </table:table-row>
        <table:table-row table:style-name="ro1">
          <table:table-cell office:value-type="string">
            <text:p>*w</text:p>
          </table:table-cell>
          <table:table-cell office:value-type="string">
            <text:p>globals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0623</text:p>
          </table:table-cell>
          <table:table-cell table:number-columns-repeated="25"/>
        </table:table-row>
        <table:table-row table:style-name="ro1">
          <table:table-cell office:value-type="string">
            <text:p>w</text:p>
          </table:table-cell>
          <table:table-cell/>
          <table:table-cell office:value-type="string">
            <text:p>global_passwort</text:p>
          </table:table-cell>
          <table:table-cell office:value-type="string">
            <text:p>Globales Passwort setzen 256 04-042</text:p>
          </table:table-cell>
          <table:table-cell table:number-columns-repeated="3"/>
          <table:table-cell office:value-type="string">
            <text:p>04aa0040</text:p>
          </table:table-cell>
          <table:table-cell office:value-type="string">
            <text:p>password</text:p>
          </table:table-cell>
          <table:table-cell/>
          <table:table-cell office:value-type="string">
            <text:p>UIN</text:p>
          </table:table-cell>
          <table:table-cell table:number-columns-repeated="2"/>
          <table:table-cell office:value-type="string">
            <text:p>256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29.10.2017</text:date>, <text:time>22:19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80" meta:object-count="0"/>
    <meta:generator>OpenOffice/4.1.1$Win32 OpenOffice.org_project/411m6$Build-9775</meta:generator>
  </office:meta>
</office:document-meta>
</file>